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have used Python for data analysis purposes during my degree and during my work, with a cumulative of 3+ years of experience. My knowledge of its evolving libraries (Pandas, NumPy, Plotly, etc...) allows me to clean, edit, deduce from and present data in different forms; thus, for different audiences. As a science oriented person, the relationships between data members are what I seek for and are what I yearn to describe, so that I can neatly <text:s/>present the true meaning encoded in a number 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2:05:35.161034710</meta:creation-date>
    <dc:date>2019-12-05T02:08:30.347784444</dc:date>
    <meta:editing-duration>PT2M56S</meta:editing-duration>
    <meta:editing-cycles>1</meta:editing-cycles>
    <meta:document-statistic meta:table-count="0" meta:image-count="0" meta:object-count="0" meta:page-count="1" meta:paragraph-count="1" meta:word-count="86" meta:character-count="499" meta:non-whitespace-character-count="413"/>
    <meta:generator>LibreOffice/6.0.7.3$Linux_X86_64 LibreOffice_project/00m0$Build-3</meta:generator>
  </office:meta>
</office:document-meta>
</file>